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Semibold" svg:font-family="Segoe UI Semibold" style:font-family-generic="swiss" style:font-pitch="variable" svg:panose-1="2 11 7 2 4 2 4 2 2 3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3125in" fo:margin-bottom="0.1875in" fo:line-height="100%" fo:background-color="#FFFFFF"/>
      <style:text-properties style:font-name="Segoe UI Semibold" style:font-name-asian="Times New Roman" style:font-name-complex="Segoe UI Semibold" fo:color="#222222" fo:font-size="13.5pt" style:font-size-asian="13.5pt" style:font-size-complex="13.5pt" style:language-asian="es" style:country-asian="ES"/>
    </style:style>
    <style:style style:name="P2" style:parent-style-name="Normal" style:family="paragraph">
      <style:paragraph-properties fo:margin-top="0.0694in" fo:margin-bottom="0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4" style:parent-style-name="Normal" style:family="paragraph">
      <style:paragraph-properties fo:margin-top="0.0694in" fo:margin-bottom="0.0694in" fo:line-height="100%" fo:background-color="#FFFFFF"/>
    </style:style>
    <style:style style:name="T5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6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7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8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9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10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fo:color="#222222" fo:font-size="12pt" style:font-size-asian="12pt" style:font-size-complex="12pt" style:language-asian="es" style:country-asian="ES"/>
    </style:style>
    <style:style style:name="T11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1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1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14" style:parent-style-name="Normal" style:family="paragraph">
      <style:paragraph-properties fo:margin-top="0.3125in" fo:margin-bottom="0.1875in" fo:line-height="100%" fo:background-color="#FFFFFF"/>
      <style:text-properties style:font-name="Segoe UI Semibold" style:font-name-asian="Times New Roman" style:font-name-complex="Segoe UI Semibold" fo:color="#222222" fo:font-size="13.5pt" style:font-size-asian="13.5pt" style:font-size-complex="13.5pt" style:language-asian="es" style:country-asian="ES"/>
    </style:style>
    <style:style style:name="P15" style:parent-style-name="Normal" style:family="paragraph">
      <style:paragraph-properties fo:margin-top="0.0694in" fo:margin-bottom="0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1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1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1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19" style:parent-style-name="Normal" style:family="paragraph">
      <style:paragraph-properties fo:margin-top="0.0694in" fo:margin-bottom="0.0694in" fo:line-height="100%" fo:background-color="#FFFFFF"/>
    </style:style>
    <style:style style:name="T20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21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T22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23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T24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25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T26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27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T28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29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P3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31" style:parent-style-name="Normal" style:family="paragraph">
      <style:paragraph-properties fo:margin-top="0.0694in" fo:margin-bottom="0.0694in" fo:line-height="100%" fo:background-color="#FFFFFF"/>
    </style:style>
    <style:style style:name="T32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33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P3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P35" style:parent-style-name="Normal" style:family="paragraph">
      <style:paragraph-properties fo:margin-top="0.0694in" fo:margin-bottom="0.0694in" fo:line-height="100%" fo:background-color="#FFFFFF"/>
    </style:style>
    <style:style style:name="T36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37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T38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39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T40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  <style:style style:name="T41" style:parent-style-name="Fuentedepárrafopredeter." style:family="text">
      <style:text-properties style:font-name="Segoe UI" style:font-name-asian="Times New Roman" style:font-name-complex="Segoe UI" fo:font-style="italic" style:font-style-asian="italic" style:font-style-complex="italic" fo:color="#222222" fo:font-size="12pt" style:font-size-asian="12pt" style:font-size-complex="12pt" style:language-asian="es" style:country-asian="ES"/>
    </style:style>
    <style:style style:name="T42" style:parent-style-name="Fuentedepárrafopredeter." style:family="text">
      <style:text-properties style:font-name="Segoe UI" style:font-name-asian="Times New Roman" style:font-name-complex="Segoe UI" fo:color="#222222" fo:font-size="12pt" style:font-size-asian="12pt" style:font-size-complex="12pt" style:language-asian="es" style:country-asian="ES"/>
    </style:style>
  </office:automatic-styles>
  <office:body>
    <office:text text:use-soft-page-breaks="true">
      <text:h text:style-name="P1" text:outline-level="3">Desafío 1: recuperar datos para informes de transporte</text:h>
      <text:p text:style-name="P2">El gerente de logística de Adventure Works le ha pedido que genere algunos informes que contengan detalles de los clientes de la empresa para ayudar a reducir los costos de transporte.</text:p>
      <text:list text:style-name="LFO1" text:continue-numbering="true">
        <text:list-item>
          <text:p text:style-name="P3">Recuperar una lista de ciudades</text:p>
          <text:list text:continue-numbering="true">
            <text:list-item>
              <text:p text:style-name="P4"><text:span text:style-name="T5">Inicialmente, debe producir una lista de todas las ubicaciones de sus clientes. Escriba una consulta Transact-SQL que consulte la tabla </text:span><text:span text:style-name="T6">SalesLT.Address</text:span><text:span text:style-name="T7"> y recupere los valores de </text:span><text:span text:style-name="T8">City</text:span><text:span text:style-name="T9"> y </text:span><text:span text:style-name="T10">StateProvince</text:span><text:span text:style-name="T11"> , eliminando los duplicados y ordenados en orden ascendente de ciudad.</text:span></text:p>
            </text:list-item>
          </text:list>
        </text:list-item>
        <text:list-item>
          <text:p text:style-name="P12">Recuperar los productos más pesados</text:p>
          <text:list text:continue-numbering="true">
            <text:list-item>
              <text:p text:style-name="P13">Los costos de transporte están aumentando y es necesario identificar los productos más pesados. Recupere los nombres del diez por ciento superior de productos por peso.</text:p>
            </text:list-item>
          </text:list>
        </text:list-item>
      </text:list>
      <text:h text:style-name="P14" text:outline-level="3">Desafío 2: recuperar datos de productos</text:h>
      <text:p text:style-name="P15">El gerente de producción de Adventure Works desea que cree algunos informes que enumeren los detalles de los productos que vende.</text:p>
      <text:list text:style-name="LFO2" text:continue-numbering="true">
        <text:list-item>
          <text:p text:style-name="P16">Recuperar detalles del producto para el modelo de producto 1</text:p>
          <text:list text:continue-numbering="true">
            <text:list-item>
              <text:p text:style-name="P17">Inicialmente, debe encontrar los nombres, colores y tamaños de los productos con un ID de modelo de producto 1.</text:p>
            </text:list-item>
          </text:list>
        </text:list-item>
        <text:list-item>
          <text:p text:style-name="P18">Filtrar productos por color y talla</text:p>
          <text:list text:continue-numbering="true">
            <text:list-item>
              <text:p text:style-name="P19"><text:span text:style-name="T20">Recuperar el número de producto y el nombre de los productos que tienen color </text:span><text:span text:style-name="T21">negro</text:span><text:span text:style-name="T22"> , </text:span><text:span text:style-name="T23">rojo</text:span><text:span text:style-name="T24"> o </text:span><text:span text:style-name="T25">blanco</text:span><text:span text:style-name="T26"> y talla </text:span><text:span text:style-name="T27">S</text:span><text:span text:style-name="T28"> o </text:span><text:span text:style-name="T29">M.</text:span></text:p>
            </text:list-item>
          </text:list>
        </text:list-item>
        <text:list-item>
          <text:p text:style-name="P30">Filtrar productos por número de producto</text:p>
          <text:list text:continue-numbering="true">
            <text:list-item>
              <text:p text:style-name="P31"><text:span text:style-name="T32">Recuperar el número de producto, el nombre y el precio de lista de los productos cuyo número de producto comienza </text:span><text:span text:style-name="T33">BK-</text:span></text:p>
            </text:list-item>
          </text:list>
        </text:list-item>
        <text:list-item>
          <text:p text:style-name="P34">Recuperar productos específicos por número de producto</text:p>
          <text:list text:continue-numbering="true">
            <text:list-item>
              <text:p text:style-name="P35"><text:span text:style-name="T36">Modifique su consulta anterior para recuperar el número de producto, el nombre y el precio de lista de los productos cuyo número de producto comienza </text:span><text:span text:style-name="T37">con BK-</text:span><text:span text:style-name="T38"> seguido de cualquier carácter que no sea </text:span><text:span text:style-name="T39">R</text:span><text:span text:style-name="T40"> y termina con un </text:span><text:span text:style-name="T41">-</text:span><text:span text:style-name="T42"> seguido de dos números cualesquiera.</text:span>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Semibold" svg:font-family="Segoe UI Semibold" style:font-family-generic="swiss" style:font-pitch="variable" svg:panose-1="2 11 7 2 4 2 4 2 2 3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Lopez</meta:initial-creator>
    <dc:creator>Jorge Lopez</dc:creator>
    <meta:creation-date>2022-11-05T19:27:00Z</meta:creation-date>
    <dc:date>2022-11-05T19:28:00Z</dc:date>
    <meta:template xlink:href="Normal" xlink:type="simple"/>
    <meta:editing-cycles>1</meta:editing-cycles>
    <meta:editing-duration>PT60S</meta:editing-duration>
    <meta:document-statistic meta:page-count="1" meta:paragraph-count="3" meta:word-count="263" meta:character-count="1710" meta:row-count="12" meta:non-whitespace-character-count="1450"/>
  </office:meta>
</office:document-meta>
</file>